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梁桂荣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table:number-columns-repeated="8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江迅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杜双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00-00-00</text:date>, <text:time style:data-style-name="N2" text:time-value="16:38:29.698696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2-12T16:38:40.118905030</dc:date>
    <meta:editing-duration>PT9H53M36S</meta:editing-duration>
    <meta:editing-cycles>53</meta:editing-cycles>
    <meta:generator>LibreOffice/4.2.8.2$Linux_X86_64 LibreOffice_project/420m0$Build-2</meta:generator>
    <meta:document-statistic meta:table-count="1" meta:cell-count="69" meta:object-count="0"/>
  </office:meta>
</office:document-meta>
</file>